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tiff" manifest:full-path="Pictures/100000000000026C000001B6DF7D3BDE.t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6.403cm" svg:height="11.588cm" svg:x="1cm" svg:y="1cm">
          <draw:image xlink:href="Pictures/100000000000026C000001B6DF7D3BDE.tif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5-07-03T15:04:11</dc:date>
    <meta:generator>NeoOffice/3.4.1$Unix OpenOffice.org_project/Patch 15</meta:generator>
    <meta:editing-duration>PT00H00M19S</meta:editing-duration>
    <meta:editing-cycles>1</meta:editing-cycles>
    <meta:document-statistic meta:object-count="1"/>
  </office:meta>
</office:document-meta>
</file>